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frontoffice_5f_portrait1">
      <style:paragraph-properties style:page-number="auto"/>
      <style:text-properties officeooo:rsid="00195ce1" officeooo:paragraph-rsid="001d583b"/>
    </style:style>
    <style:style style:name="P2" style:family="paragraph" style:parent-style-name="Standard" style:master-page-name="frontoffice_5f_portrait1">
      <style:paragraph-properties style:page-number="auto"/>
      <style:text-properties officeooo:rsid="001d583b" officeooo:paragraph-rsid="001d583b"/>
    </style:style>
    <style:style style:name="T1" style:family="text">
      <style:text-properties officeooo:rsid="001b9783"/>
    </style:style>
    <style:style style:name="T2" style:family="text">
      <style:text-properties officeooo:rsid="001c63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астер шаблон</text:p>
      <text:p text:style-name="P2">Книжная ориентация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rontoffice_5f_portrait1" style:display-name="frontoffice_portrait1" style:page-layout-name="Mpm2"/>
    <style:master-page style:name="frontoffice_5f_landscape1" style:display-name="frontoffice_landscape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1:30:30.282916854</meta:creation-date>
    <meta:generator>LibreOffice/5.3.1.2$Linux_X86_64 LibreOffice_project/30m0$Build-2</meta:generator>
    <dc:date>2017-04-29T15:29:23.524243886</dc:date>
    <meta:editing-duration>PT7M44S</meta:editing-duration>
    <meta:editing-cycles>9</meta:editing-cycles>
    <meta:document-statistic meta:table-count="0" meta:image-count="0" meta:object-count="0" meta:page-count="2" meta:paragraph-count="2" meta:word-count="5" meta:character-count="33" meta:non-whitespace-character-count="30"/>
  </office:meta>
</office:document-meta>
</file>